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pt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pt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59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59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59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58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5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59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59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59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2:09:44.1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7-09-25T12:13:52.080000000</dc:date>
    <meta:editing-duration>P101DT20H58M36S</meta:editing-duration>
    <meta:editing-cycles>80</meta:editing-cycles>
    <meta:generator>LibreOffice/5.3.3.2$Windows_X86_64 LibreOffice_project/3d9a8b4b4e538a85e0782bd6c2d430bafe583448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